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Plan</text:p>
      <text:p text:style-name="Standard"/>
      <text:p text:style-name="Standard">Mesh:</text:p>
      <text:p text:style-name="Standard"/>
      <text:p text:style-name="Standard">void saveToHDF5(string filename)</text:p>
      <text:p text:style-name="Standard">Save a representation of Mesh to the specified file location.</text:p>
      <text:p text:style-name="Standard">Test: create a file, search through the file name in the file.</text:p>
      <text:p text:style-name="Standard">• int cellPolyOrder(GlobalIndexType cellID)</text:p>
      <text:p text:style-name="Standard">The polynomial order of the solution on the specified cell.</text:p>
      <text:p text:style-name="Standard">Test: run it in C++ to get a solution, run it again in python, check for equality</text:p>
      <text:p text:style-name="Standard">• set&lt;GlobalIndexType&gt; getActiveCellIDs()</text:p>
      <text:p text:style-name="Standard">Test: Find active CellIDs, then run method, check to see if they are the same.</text:p>
      <text:p text:style-name="Standard">• int getDimension() The spatial dimension of the mesh.</text:p>
      <text:p text:style-name="Standard">Test: run it in C++ to get a dimension, run it again in python, check for equality</text:p>
      <text:p text:style-name="Standard">• void hRefine(const set&lt;GlobalIndexType&gt; &amp;cellIDs)</text:p>
      <text:p text:style-name="Standard">Refine by subdividing the specified cells geometrically.</text:p>
      <text:p text:style-name="Standard">Test: count the number of cells before, then run the method, check that number of cells increases</text:p>
      <text:p text:style-name="Standard"/>
      <text:p text:style-name="Standard">• GlobalIndexType numActiveElements()</text:p>
      <text:p text:style-name="Standard">Returns the number of active elements (cells) in the Mesh.</text:p>
      <text:p text:style-name="Standard">• GlobalIndexType numFluxDofs()</text:p>
      <text:p text:style-name="Standard">Returns the number of trace/flux degrees of freedom in the Mesh.</text:p>
      <text:p text:style-name="Standard">• GlobalIndexType numFieldDofs()</text:p>
      <text:p text:style-name="Standard">Returns the number of field degrees of freedom in the Mesh.</text:p>
      <text:p text:style-name="Standard">• GlobalIndexType numGlobalDofs()</text:p>
      <text:p text:style-name="Standard">Returns the total number (field + trace/flux) of degrees of freedom in the Mesh.</text:p>
      <text:p text:style-name="Standard">• GlobalIndexType numElements()</text:p>
      <text:p text:style-name="Standard">Returns the number of elements in the Mesh.</text:p>
      <text:p text:style-name="Standard">Test for all methods that return a GlobalIndexType:</text:p>
      <text:p text:style-name="Standard">Add a number of elements, run the method, check for equality </text:p>
      <text:p text:style-name="Standard"/>
      <text:p text:style-name="Standard">• void pRefine(const set&lt;GlobalIndexType&gt; &amp;cellIDsForPRefinements)</text:p>
      <text:p text:style-name="Standard">Refine by increasing the polynomial order of the specified cells by 1.</text:p>
      <text:p text:style-name="Standard">Test: count the number of cells before, then run the method, check that number of cells increases by order</text:p>
      <text:p text:style-name="Standard"/>
      <text:p text:style-name="Standard">• void registerSolution(SolutionPtr solution)</text:p>
      <text:p text:style-name="Standard"><text:s/>test: call registerSolution with a given SolutionPtr argument, and then calls unregisterSolution with the same SolutionPtr argument. If this executes, consider that a success.</text:p>
      <text:p text:style-name="Standard">• vector&lt;unsigned&gt; vertexIndicesForCell(GlobalIndexType cellID)</text:p>
      <text:p text:style-name="Standard">Returns an ordered list of indices for the vertices of the specified cell. These indices</text:p>
      <text:p text:style-name="Standard">can be used to specify the point at which a single-point BC is imposed.</text:p>
      <text:p text:style-name="Standard">Test: Give the method a simple cell, expecting to get a number, check for equality</text:p>
      <text:p text:style-name="Standard">• vector&lt; vector&lt;double&gt; &gt; verticesForCell(GlobalIndexType cellID)</text:p>
      <text:p text:style-name="Standard">Returns the floating point coordinates for the vertices belonging to the specified</text:p>
      <text:p text:style-name="Standard">cell.</text:p>
      <text:p text:style-name="Standard">Test: Create a cell with simple coordinates e.g. (0,0) and run method, check for correctness</text:p>
      <text:p text:style-name="Standard"/>
      <text:p text:style-name="Standard"/>
      <text:p text:style-name="Standard"><text:soft-page-break/>Mesh Factory</text:p>
      <text:p text:style-name="Standard"/>
      <text:p text:style-name="Standard">• static MeshPtr loadFromHDF5(BFPtr bf, string filename)</text:p>
      <text:p text:style-name="Standard">Loads a mesh stored in file filename and initializes it with bilinear form bf.</text:p>
      <text:p text:style-name="Standard">Test: Save a file using saveToHDF5(string filename), attempt to load that file.</text:p>
      <text:p text:style-name="Standard"/>
      <text:p text:style-name="Standard"/>
      <text:p text:style-name="Standard">• static MeshPtr rectilinearMesh(BFPtr bf, vector&lt;double&gt; dimensions, vector&lt;int&gt;</text:p>
      <text:p text:style-name="Standard">elementCounts, int H1Order, int pToAddTest=-1,</text:p>
      <text:p text:style-name="Standard">vector&lt;double&gt; x0 = vector&lt;double&gt;())</text:p>
      <text:p text:style-name="Standard">For 2D meshes, dimensions should have two entries, one for the x dimension and</text:p>
      <text:p text:style-name="Standard">one for the y. Similarly, elementCounts should have two entries. The H1Order</text:p>
      <text:p text:style-name="Standard">argument represents a polynomial degree, and has minimum value of 1. The</text:p>
      <text:p text:style-name="Standard">pToAddTest argument specifies a polynomial “enrichment,” which you don’t need</text:p>
      <text:p text:style-name="Standard">to worry about. (The −1 default value means that the spatial dimension will be</text:p>
      <text:p text:style-name="Standard">used as the enrichment, and that will be fine for our purposes.) Finally, the x0 argument</text:p>
      <text:p text:style-name="Standard">should also have two entries, which represent the coordinates of the lower-left</text:p>
      <text:p text:style-name="Standard">corner of the mesh.</text:p>
      <text:p text:style-name="Standard">Test: Make a mesh check to see if it has dimensions using hash.getDimension</text:p>
      <text:p text:style-name="Standard"/>
      <text:p text:style-name="Standard">• static MeshPtr readTriangle(string filePath,</text:p>
      <text:p text:style-name="Standard">Teuchos::RCP&lt; BF &gt; bilinearForm, int H1Order, int pToAdd)</text:p>
      <text:p text:style-name="Standard">Reads a mesh saved in the Triangle mesh format.<text:tab/></text:p>
      <text:p text:style-name="Standard"/>
      <text:p text:style-name="Standard">Test: Create a mesh, attempt to read that mesh, see if it returns a pointer</text:p>
      <text:p text:style-name="Standard"/>
      <text:p text:style-name="Standard">BF</text:p>
      <text:p text:style-name="Standard"/>
      <text:p text:style-name="Standard">• BF( VarFactory varFactory )</text:p>
      <text:p text:style-name="Standard">Creates a new BF with variables from varFactory. Note that varFactory is copied</text:p>
      <text:p text:style-name="Standard">by this method; subsequent changes to varFactory will not affect the BF.</text:p>
      <text:p text:style-name="Standard">Test: Create the BF, check to see displayString returns anything</text:p>
      <text:p text:style-name="Standard"/>
      <text:p text:style-name="Standard">• void addTerm( LinearTermPtr trialTerm, LinearTermPtr testTerm )</text:p>
      <text:p text:style-name="Standard">Adds term (trialTerm,testTerm) to the bilinear form.</text:p>
      <text:p text:style-name="Standard">• void addTerm( VarPtr trialVar, LinearTermPtr testTerm )</text:p>
      <text:p text:style-name="Standard">Adds term (trialVar,testTerm) to the bilinear form.</text:p>
      <text:p text:style-name="Standard">• void addTerm( VarPtr trialVar, VarPtr testVar )</text:p>
      <text:p text:style-name="Standard">Adds term (trialVar,testVar) to the bilinear form.</text:p>
      <text:p text:style-name="Standard">• void addTerm( LinearTermPtr trialTerm, VarPtr testVar)</text:p>
      <text:p text:style-name="Standard">Adds term (trialTerm,testVar) to the bilinear form.</text:p>
      <text:p text:style-name="Standard">Test for all addTerm methods: </text:p>
      <text:p text:style-name="Standard">Add the term with the proper inputs, check to see if it exists</text:p>
      <text:p text:style-name="Standard"/>
      <text:p text:style-name="Standard">• const string &amp; testName(int testID)</text:p>
      <text:p text:style-name="Standard">Returns testVar-&gt;displayString().</text:p>
      <text:p text:style-name="Standard">• const string &amp; trialName(int trialID)</text:p>
      <text:p text:style-name="Standard">Returns trialVar-&gt;displayString().</text:p>
      <text:p text:style-name="Standard">Test: give a valid test/trialID and check to see if it doe</text:p>
      <text:p text:style-name="Standard"><text:soft-page-break/></text:p>
      <text:p text:style-name="Standard"/>
      <text:p text:style-name="Standard">• Camellia::EFunctionSpace functionSpaceForTest(int testID)</text:p>
      <text:p text:style-name="Standard">• Camellia::EFunctionSpace functionSpaceForTrial(int trialID)</text:p>
      <text:p text:style-name="Standard"/>
      <text:p text:style-name="Standard"/>
      <text:p text:style-name="Standard">• IPPtr graphNorm(double weightForL2TestTerms = 1.0)</text:p>
      <text:p text:style-name="Standard">Returns an IPPtr corresponding to the “graph” norm for this BF; the optional</text:p>
      <text:p text:style-name="Standard">weight specifies what weight should be given to certain L^2</text:p>
      <text:p text:style-name="Standard">terms corresponding to boundary terms in the BF.</text:p>
      <text:p text:style-name="Standard">• IPPtr naiveNorm(int spaceDim)</text:p>
      <text:p text:style-name="Standard">Returns an IPPtr corresponding to the “naive” norm for this BF, for any mesh</text:p>
      <text:p text:style-name="Standard">whose spatial dimension is spaceDim.</text:p>
      <text:p text:style-name="Standard"/>
      <text:p text:style-name="Standard">• bool isFluxOrTrace(int trialID)</text:p>
      <text:p text:style-name="Standard">Returns true if the specified trialID corresponds to a flux or trace variable.</text:p>
      <text:p text:style-name="Standard">Test: give it a flux/trace variable, check for true, reverse the process check for false</text:p>
      <text:p text:style-name="Standard"/>
      <text:p text:style-name="Standard">• string displayString()</text:p>
      <text:p text:style-name="Standard">Returns a string representation of BF, TeX by convention.</text:p>
      <text:p text:style-name="Standard"/>
      <text:p text:style-name="Standard">• LinearTermPtr testFunctional(SolutionPtr trialSolution)</text:p>
      <text:p text:style-name="Standard">Returns the LinearTerm that results when the provided Solution is substituted for</text:p>
      <text:p text:style-name="Standard">the trial space variables in the bilinear form.</text:p>
      <text:p text:style-name="Standard">• VarFactory varFactory()</text:p>
      <text:p text:style-name="Standard">Returns a copy of the varFactory used by this BF.</text:p>
      <text:p text:style-name="Standard"/>
      <text:p text:style-name="Standard"/>
      <text:p text:style-name="Standard">IP</text:p>
      <text:p text:style-name="Standard"/>
      <text:p text:style-name="Standard">• IP()</text:p>
      <text:p text:style-name="Standard">Constructor; produces an empty (zero) IP object.</text:p>
      <text:p text:style-name="Standard">Test: Create and IP object, test to see if it exists and has nothing in it</text:p>
      <text:p text:style-name="Standard">• void addTerm( LinearTermPtr a )</text:p>
      <text:p text:style-name="Standard">Adds term a to the IP.</text:p>
      <text:p text:style-name="Standard">• void addTerm( VarPtr v )</text:p>
      <text:p text:style-name="Standard">Adds term v to the IP.</text:p>
      <text:p text:style-name="Standard">Test for add terms:</text:p>
      <text:p text:style-name="Standard">add a term, check the IP for its existance</text:p>
      <text:p text:style-name="Standard"/>
      <text:p text:style-name="Standard">• LinearTermPtr evaluate(map&lt; int, FunctionPtr&gt; &amp;varFunctions)</text:p>
      <text:p text:style-name="Standard">Evaluates the IP by substituting the Functions in varFunctions for variables with</text:p>
      <text:p text:style-name="Standard">the corresponding IDs in the IP. The IP is understood as a symmetrical bilinear</text:p>
      <text:p text:style-name="Standard">form, and here we substitute for one of the two linear term arguments, leaving us</text:p>
      <text:p text:style-name="Standard">with a linear term.</text:p>
      <text:p text:style-name="Standard"/>
      <text:p text:style-name="Standard">Test: give it a map and varFunctions, see if it evaluates proper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utton</meta:initial-creator>
    <meta:creation-date>2015-01-23T15:23:51</meta:creation-date>
    <dc:date>2015-01-23T16:38:49</dc:date>
    <dc:creator>Andrew Sutton</dc:creator>
    <meta:editing-duration>PT11M37S</meta:editing-duration>
    <meta:editing-cycles>1</meta:editing-cycles>
    <meta:document-statistic meta:table-count="0" meta:image-count="0" meta:object-count="0" meta:page-count="3" meta:paragraph-count="115" meta:word-count="983" meta:character-count="6354" meta:non-whitespace-character-count="5482"/>
    <meta:generator>LibreOffice/3.5$Linux_X86_64 LibreOffice_project/350m1$Build-2</meta:generator>
  </office:meta>
</office:document-meta>
</file>